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rix Slab Regular" svg:font-family="'Brix Slab Regular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text-properties style:font-name="Brix Slab Regular"/>
    </style:style>
    <style:style style:name="P2" style:family="paragraph" style:parent-style-name="Heading_20_3">
      <style:text-properties style:font-name="Brix Slab Regular"/>
    </style:style>
    <style:style style:name="P3" style:family="paragraph" style:parent-style-name="Heading_20_4">
      <style:text-properties style:font-name="Brix Slab Regular"/>
    </style:style>
    <style:style style:name="P4" style:family="paragraph" style:parent-style-name="Heading_20_5">
      <style:text-properties style:font-name="Brix Slab Regular"/>
    </style:style>
    <style:style style:name="P5" style:family="paragraph" style:parent-style-name="Standard">
      <style:text-properties style:font-name="Brix Slab Regular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in" fo:margin-bottom="0in" style:contextual-spacing="false"/>
    </style:style>
    <style:style style:name="P8" style:family="paragraph" style:parent-style-name="Text_20_body" style:list-style-name="L2"/>
    <style:style style:name="P9" style:family="paragraph" style:parent-style-name="Text_20_body" style:list-style-name="L2">
      <style:paragraph-properties fo:margin-top="0in" fo:margin-bottom="0in" style:contextual-spacing="false"/>
    </style:style>
    <style:style style:name="P10" style:family="paragraph" style:parent-style-name="Text_20_body" style:list-style-name="L3"/>
    <style:style style:name="P11" style:family="paragraph" style:parent-style-name="Text_20_body" style:list-style-name="L3">
      <style:paragraph-properties fo:margin-top="0in" fo:margin-bottom="0in" style:contextual-spacing="false"/>
    </style:style>
    <style:style style:name="P12" style:family="paragraph" style:parent-style-name="Text_20_body" style:list-style-name="L4"/>
    <style:style style:name="P13" style:family="paragraph" style:parent-style-name="Text_20_body" style:list-style-name="L4">
      <style:paragraph-properties fo:margin-top="0in" fo:margin-bottom="0in" style:contextual-spacing="false"/>
    </style:style>
    <style:style style:name="P14" style:family="paragraph" style:parent-style-name="Text_20_body" style:list-style-name="L5"/>
    <style:style style:name="P15" style:family="paragraph" style:parent-style-name="Text_20_body" style:list-style-name="L5">
      <style:paragraph-properties fo:margin-top="0in" fo:margin-bottom="0in" style:contextual-spacing="false"/>
    </style:style>
    <style:style style:name="P16" style:family="paragraph" style:parent-style-name="Text_20_body" style:list-style-name="L6"/>
    <style:style style:name="P17" style:family="paragraph" style:parent-style-name="Text_20_body" style:list-style-name="L6">
      <style:paragraph-properties fo:margin-top="0in" fo:margin-bottom="0in" style:contextual-spacing="false"/>
    </style:style>
    <style:style style:name="P18" style:family="paragraph" style:parent-style-name="Text_20_body" style:list-style-name="L7"/>
    <style:style style:name="P19" style:family="paragraph" style:parent-style-name="Text_20_body" style:list-style-name="L7">
      <style:paragraph-properties fo:margin-top="0in" fo:margin-bottom="0in" style:contextual-spacing="false"/>
    </style:style>
    <style:style style:name="P20" style:family="paragraph" style:parent-style-name="Text_20_body" style:list-style-name="L8"/>
    <style:style style:name="P21" style:family="paragraph" style:parent-style-name="Text_20_body" style:list-style-name="L9"/>
    <style:style style:name="P22" style:family="paragraph" style:parent-style-name="Text_20_body" style:list-style-name="L9">
      <style:paragraph-properties fo:margin-top="0in" fo:margin-bottom="0in" style:contextual-spacing="false"/>
    </style:style>
    <style:style style:name="P23" style:family="paragraph" style:parent-style-name="Text_20_body" style:list-style-name="L10"/>
    <style:style style:name="P24" style:family="paragraph" style:parent-style-name="Text_20_body" style:list-style-name="L10">
      <style:paragraph-properties fo:margin-top="0in" fo:margin-bottom="0in" style:contextual-spacing="false"/>
    </style:style>
    <style:style style:name="P25" style:family="paragraph" style:parent-style-name="Text_20_body" style:list-style-name="L8">
      <style:paragraph-properties fo:margin-top="0in" fo:margin-bottom="0in" style:contextual-spacing="false"/>
      <style:text-properties style:font-name="Brix Slab Regular"/>
    </style:style>
    <style:style style:name="P26" style:family="paragraph" style:parent-style-name="Text_20_body" style:list-style-name="L8">
      <style:text-properties style:font-name="Brix Slab Regular"/>
    </style:style>
    <style:style style:name="P27" style:family="paragraph" style:parent-style-name="Text_20_body" style:list-style-name="L9">
      <style:paragraph-properties fo:margin-top="0in" fo:margin-bottom="0in" style:contextual-spacing="false"/>
      <style:text-properties style:font-name="Brix Slab Regular"/>
    </style:style>
    <style:style style:name="T1" style:family="text">
      <style:text-properties style:font-name="Brix Slab Regular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T1">die </text:span><text:span text:style-name="Strong_20_Emphasis"><text:span text:style-name="T1">senseBox BLE Bee</text:span></text:span><text:span text:style-name="T1"> mit dem </text:span><text:span text:style-name="Strong_20_Emphasis"><text:span text:style-name="T1">u-blox NINA-B312 Chip</text:span></text:span><text:span text:style-name="T1"> ist ein Modul, das Bluetooth Low Energy (BLE) Kommunikation ermöglicht. Es basiert auf dem leistungsstarken und vielseitigen NINA-B312, einem BLE-5.0-Modul von u-blox, das auf dem Nordic Semiconductor nRF52840 System-on-Chip (SoC) basiert. Dieses Modul ist für Anwendungen konzipiert, die eine drahtlose Datenübertragung über BLE erfordern, wie z.B. in der Sensorüberwachung, Datenloggern, tragbaren Geräten und Smart-Home-Anwendungen.</text:span></text:p>
      <text:h text:style-name="P2" text:outline-level="3">Ausführliches Datenblatt für die senseBox BLE Bee (u-blox NINA-B312)</text:h>
      <text:h text:style-name="P3" text:outline-level="4">Allgemeine Informationen</text:h>
      <text:list xml:id="list2623736521" text:style-name="L1">
        <text:list-item>
          <text:p text:style-name="P7"><text:span text:style-name="Strong_20_Emphasis"><text:span text:style-name="T1">Produktname:</text:span></text:span><text:span text:style-name="T1"> senseBox BLE Bee</text:span></text:p>
        </text:list-item>
        <text:list-item>
          <text:p text:style-name="P7"><text:span text:style-name="Strong_20_Emphasis"><text:span text:style-name="T1">Chip:</text:span></text:span><text:span text:style-name="T1"> u-blox NINA-B312 (basierend auf Nordic nRF52840)</text:span></text:p>
        </text:list-item>
        <text:list-item>
          <text:p text:style-name="P7"><text:span text:style-name="Strong_20_Emphasis"><text:span text:style-name="T1">Funkprotokoll:</text:span></text:span><text:span text:style-name="T1"> Bluetooth Low Energy 5.0</text:span></text:p>
        </text:list-item>
        <text:list-item>
          <text:p text:style-name="P6"><text:span text:style-name="Strong_20_Emphasis"><text:span text:style-name="T1">Anwendungsbereiche:</text:span></text:span><text:span text:style-name="T1"> IoT, drahtlose Sensornetzwerke, tragbare Geräte, Smart Home, Industrieautomatisierung</text:span></text:p>
        </text:list-item>
      </text:list>
      <text:h text:style-name="P3" text:outline-level="4">Technische Spezifikationen</text:h>
      <text:h text:style-name="P4" text:outline-level="5">Funktechnologie</text:h>
      <text:list xml:id="list3885633148" text:style-name="L2">
        <text:list-item>
          <text:p text:style-name="P9"><text:span text:style-name="Strong_20_Emphasis"><text:span text:style-name="T1">Frequenzbereich:</text:span></text:span><text:span text:style-name="T1"> 2.402 GHz bis 2.480 GHz (ISM-Band)</text:span></text:p>
        </text:list-item>
        <text:list-item>
          <text:p text:style-name="P9"><text:span text:style-name="Strong_20_Emphasis"><text:span text:style-name="T1">Protokolle:</text:span></text:span><text:span text:style-name="T1"> BLE 5.0, Bluetooth Mesh, Thread, Zigbee (mit entsprechenden Stacks)</text:span></text:p>
        </text:list-item>
        <text:list-item>
          <text:p text:style-name="P9"><text:span text:style-name="Strong_20_Emphasis"><text:span text:style-name="T1">Sendeleistung:</text:span></text:span><text:span text:style-name="T1"> Bis zu +8 dBm</text:span></text:p>
        </text:list-item>
        <text:list-item>
          <text:p text:style-name="P9"><text:span text:style-name="Strong_20_Emphasis"><text:span text:style-name="T1">Empfangsempfindlichkeit:</text:span></text:span><text:span text:style-name="T1"> -103 dBm (BLE), -95 dBm (1 Mbps)</text:span></text:p>
        </text:list-item>
        <text:list-item>
          <text:p text:style-name="P8"><text:span text:style-name="Strong_20_Emphasis"><text:span text:style-name="T1">Reichweite:</text:span></text:span><text:span text:style-name="T1"> Bis zu 100 Meter Sichtlinie, abhängig von den Umgebungsbedingungen</text:span></text:p>
        </text:list-item>
      </text:list>
      <text:h text:style-name="P4" text:outline-level="5">Elektrische Eigenschaften</text:h>
      <text:list xml:id="list3494447143" text:style-name="L3">
        <text:list-item>
          <text:p text:style-name="P11"><text:span text:style-name="Strong_20_Emphasis"><text:span text:style-name="T1">Betriebsspannung:</text:span></text:span><text:span text:style-name="T1"> 1.7V bis 3.6V DC</text:span></text:p>
        </text:list-item>
        <text:list-item>
          <text:p text:style-name="P11"><text:span text:style-name="Strong_20_Emphasis"><text:span text:style-name="T1">Stromverbrauch:</text:span></text:span></text:p>
          <text:list>
            <text:list-item>
              <text:p text:style-name="P11"><text:span text:style-name="Strong_20_Emphasis"><text:span text:style-name="T1">Sendeleistung bei +8 dBm:</text:span></text:span><text:span text:style-name="T1"> Ca. 8.2 mA</text:span></text:p>
            </text:list-item>
            <text:list-item>
              <text:p text:style-name="P11"><text:span text:style-name="Strong_20_Emphasis"><text:span text:style-name="T1">Empfangsbetrieb:</text:span></text:span><text:span text:style-name="T1"> Ca. 4.6 mA</text:span></text:p>
            </text:list-item>
            <text:list-item>
              <text:p text:style-name="P11"><text:span text:style-name="Strong_20_Emphasis"><text:span text:style-name="T1">Schlafmodus:</text:span></text:span><text:span text:style-name="T1"> &lt;1 µA</text:span></text:p>
            </text:list-item>
          </text:list>
        </text:list-item>
        <text:list-item>
          <text:p text:style-name="P10"><text:span text:style-name="Strong_20_Emphasis"><text:span text:style-name="T1">Antennenanschluss:</text:span></text:span><text:span text:style-name="T1"> On-Board PCB-Antenne oder u.FL-Anschluss für externe Antennenoptionen</text:span></text:p>
        </text:list-item>
      </text:list>
      <text:h text:style-name="P4" text:outline-level="5">Schnittstellen und Kommunikation</text:h>
      <text:list xml:id="list627723304" text:style-name="L4">
        <text:list-item>
          <text:p text:style-name="P13"><text:span text:style-name="Strong_20_Emphasis"><text:span text:style-name="T1">Kommunikationsschnittstellen:</text:span></text:span><text:span text:style-name="T1"> UART, SPI, I2C, GPIO</text:span></text:p>
        </text:list-item>
        <text:list-item>
          <text:p text:style-name="P13"><text:span text:style-name="Strong_20_Emphasis"><text:span text:style-name="T1">Programmierbarkeit:</text:span></text:span><text:span text:style-name="T1"> Unterstützt Nordic nRF SDK, Arduino, mbed und andere Entwicklungsumgebungen</text:span></text:p>
        </text:list-item>
        <text:list-item>
          <text:p text:style-name="P13"><text:span text:style-name="Strong_20_Emphasis"><text:span text:style-name="T1">Flash-Speicher:</text:span></text:span><text:span text:style-name="T1"> 1 MB (integriert)</text:span></text:p>
        </text:list-item>
        <text:list-item>
          <text:p text:style-name="P12"><text:span text:style-name="Strong_20_Emphasis"><text:span text:style-name="T1">RAM:</text:span></text:span><text:span text:style-name="T1"> 256 kB</text:span></text:p>
        </text:list-item>
      </text:list>
      <text:h text:style-name="P4" text:outline-level="5">Physische Eigenschaften</text:h>
      <text:list xml:id="list3064869448" text:style-name="L5">
        <text:list-item>
          <text:p text:style-name="P15"><text:span text:style-name="Strong_20_Emphasis"><text:span text:style-name="T1">Formfaktor:</text:span></text:span><text:span text:style-name="T1"> XBee-kompatibel, direkter Anschluss an senseBox MCU</text:span></text:p>
        </text:list-item>
        <text:list-item>
          <text:p text:style-name="P15"><text:span text:style-name="Strong_20_Emphasis"><text:span text:style-name="T1">Abmessungen:</text:span></text:span><text:span text:style-name="T1"> Standard-XBee-Modulgröße, ca. 24.4 mm x 32.9 mm</text:span></text:p>
        </text:list-item>
        <text:list-item>
          <text:p text:style-name="P14"><text:span text:style-name="Strong_20_Emphasis"><text:span text:style-name="T1">Gewicht:</text:span></text:span><text:span text:style-name="T1"> Leicht, ca. 2-5 g</text:span></text:p>
        </text:list-item>
      </text:list>
      <text:h text:style-name="P3" text:outline-level="4"><text:soft-page-break/>Funktionen und Merkmale</text:h>
      <text:list xml:id="list2048602923" text:style-name="L6">
        <text:list-item>
          <text:p text:style-name="P17"><text:span text:style-name="Strong_20_Emphasis"><text:span text:style-name="T1">Mehrere Protokolle:</text:span></text:span><text:span text:style-name="T1"> Unterstützung für mehrere drahtlose Protokolle, einschließlich BLE 5.0, Bluetooth Mesh und Thread.</text:span></text:p>
        </text:list-item>
        <text:list-item>
          <text:p text:style-name="P17"><text:span text:style-name="Strong_20_Emphasis"><text:span text:style-name="T1">Hohe Reichweite:</text:span></text:span><text:span text:style-name="T1"> Erweiterte Reichweite durch BLE 5.0 und konfigurierbare Sendeleistung.</text:span></text:p>
        </text:list-item>
        <text:list-item>
          <text:p text:style-name="P17"><text:span text:style-name="Strong_20_Emphasis"><text:span text:style-name="T1">Niedriger Energieverbrauch:</text:span></text:span><text:span text:style-name="T1"> Ideal für batteriebetriebene Anwendungen dank effizienter Energiemanagement-Optionen.</text:span></text:p>
        </text:list-item>
        <text:list-item>
          <text:p text:style-name="P16"><text:span text:style-name="Strong_20_Emphasis"><text:span text:style-name="T1">Erweiterbare Funktionalität:</text:span></text:span><text:span text:style-name="T1"> Dank integrierter GPIOs und Schnittstellen können zusätzliche Sensoren und Aktoren direkt angeschlossen werden.</text:span></text:p>
        </text:list-item>
      </text:list>
      <text:h text:style-name="P3" text:outline-level="4">Anwendungsbereiche</text:h>
      <text:list xml:id="list4215351830" text:style-name="L7">
        <text:list-item>
          <text:p text:style-name="P19"><text:span text:style-name="Strong_20_Emphasis"><text:span text:style-name="T1">IoT und Smart Home:</text:span></text:span><text:span text:style-name="T1"> Drahtlose Steuerung und Überwachung von Sensoren und Geräten in Smart-Home-Anwendungen.</text:span></text:p>
        </text:list-item>
        <text:list-item>
          <text:p text:style-name="P19"><text:span text:style-name="Strong_20_Emphasis"><text:span text:style-name="T1">Tragbare Geräte:</text:span></text:span><text:span text:style-name="T1"> Integration in tragbare Geräte für die Übertragung von Sensordaten.</text:span></text:p>
        </text:list-item>
        <text:list-item>
          <text:p text:style-name="P19"><text:span text:style-name="Strong_20_Emphasis"><text:span text:style-name="T1">Industrieautomatisierung:</text:span></text:span><text:span text:style-name="T1"> Vernetzung und Steuerung industrieller Geräte und Sensoren.</text:span></text:p>
        </text:list-item>
        <text:list-item>
          <text:p text:style-name="P18"><text:span text:style-name="Strong_20_Emphasis"><text:span text:style-name="T1">Datenlogger:</text:span></text:span><text:span text:style-name="T1"> Kabellose Übertragung von Umweltdaten an zentrale Systeme.</text:span></text:p>
        </text:list-item>
      </text:list>
      <text:h text:style-name="P3" text:outline-level="4">Sicherheits- und Nutzungsrichtlinien</text:h>
      <text:list xml:id="list2282427261" text:style-name="L8">
        <text:list-item>
          <text:p text:style-name="P20"><text:span text:style-name="Strong_20_Emphasis"><text:span text:style-name="T1">Betriebssicherheit:</text:span></text:span></text:p>
          <text:list>
            <text:list-item>
              <text:p text:style-name="P25">Sicherstellen, dass das Modul innerhalb der spezifizierten Spannungs- und Temperaturgrenzen betrieben wird.</text:p>
            </text:list-item>
            <text:list-item>
              <text:p text:style-name="P25">Vermeidung mechanischer Belastungen und feuchter Umgebungen, um die Funktionalität der Antenne und Elektronik zu gewährleisten.</text:p>
            </text:list-item>
          </text:list>
        </text:list-item>
        <text:list-item>
          <text:p text:style-name="P20"><text:span text:style-name="Strong_20_Emphasis"><text:span text:style-name="T1">Installation:</text:span></text:span></text:p>
          <text:list>
            <text:list-item>
              <text:p text:style-name="P25">Bei Verwendung einer externen Antenne den u.FL-Anschluss sicher befestigen und auf eine gute Abstrahlumgebung achten.</text:p>
            </text:list-item>
            <text:list-item>
              <text:p text:style-name="P26">Achten Sie auf mögliche Interferenzen durch andere drahtlose Geräte in der Umgebung.</text:p>
            </text:list-item>
          </text:list>
        </text:list-item>
      </text:list>
      <text:h text:style-name="P3" text:outline-level="4">Verpackung und Lieferung</text:h>
      <text:list xml:id="list4275639867" text:style-name="L9">
        <text:list-item>
          <text:p text:style-name="P22"><text:span text:style-name="Strong_20_Emphasis"><text:span text:style-name="T1">Lieferumfang:</text:span></text:span></text:p>
          <text:list>
            <text:list-item>
              <text:p text:style-name="P27">senseBox BLE Bee Modul (u-blox NINA-B312)</text:p>
            </text:list-item>
            <text:list-item>
              <text:p text:style-name="P27">Verbindungskabel oder Stiftleisten (je nach Version)</text:p>
            </text:list-item>
            <text:list-item>
              <text:p text:style-name="P27">Kurzanleitung zur Inbetriebnahme</text:p>
            </text:list-item>
          </text:list>
        </text:list-item>
        <text:list-item>
          <text:p text:style-name="P21"><text:span text:style-name="Strong_20_Emphasis"><text:span text:style-name="T1">Verpackung:</text:span></text:span><text:span text:style-name="T1"> Antistatische Verpackung zum Schutz vor elektrostatischen Entladungen und mechanischen Schäden</text:span></text:p>
        </text:list-item>
      </text:list>
      <text:h text:style-name="P3" text:outline-level="4">Hinweise und Empfehlungen</text:h>
      <text:list xml:id="list1356366257" text:style-name="L10">
        <text:list-item>
          <text:p text:style-name="P24"><text:span text:style-name="Strong_20_Emphasis"><text:span text:style-name="T1">Kompatibilität:</text:span></text:span><text:span text:style-name="T1"> Kompatibel mit senseBox MCU und anderen Mikrocontroller-Plattformen, die XBee-kompatible Steckplätze unterstützen.</text:span></text:p>
        </text:list-item>
        <text:list-item>
          <text:p text:style-name="P24"><text:soft-page-break/><text:span text:style-name="Strong_20_Emphasis"><text:span text:style-name="T1">Programmierung:</text:span></text:span><text:span text:style-name="T1"> Unterstützt gängige Entwicklungsumgebungen, ausführliche Dokumentation und Beispielcodes verfügbar.</text:span></text:p>
        </text:list-item>
        <text:list-item>
          <text:p text:style-name="P23"><text:span text:style-name="Strong_20_Emphasis"><text:span text:style-name="T1">Wartung:</text:span></text:span><text:span text:style-name="T1"> Regelmäßige Überprüfung der Firmware und der Antennenverbindungen, um optimale Leistung zu gewährleisten.</text:span></text:p>
        </text:list-item>
      </text:list>
      <text:p text:style-name="P1"/>
      <text:p text:style-name="Text_20_body"><text:span text:style-name="Strong_20_Emphasis"><text:span text:style-name="T1">Hinweis:</text:span></text:span><text:span text:style-name="T1"> Dieses ausführliche Datenblatt bietet eine umfassende Übersicht über die technischen Spezifikationen, Funktionen und Anwendungsmöglichkeiten des senseBox BLE Bee Moduls mit dem u-blox NINA-B312 Chip. Für spezifische Anwendungen und detaillierte technische Informationen wird empfohlen, die vollständige technische Dokumentation und Benutzerhandbücher zu konsultieren.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rix Slab Regular" svg:font-family="'Brix Slab Regular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0T14:29:06.509831368</meta:creation-date>
    <dc:date>2024-07-30T14:29:35.793663775</dc:date>
    <meta:editing-duration>PT30S</meta:editing-duration>
    <meta:editing-cycles>1</meta:editing-cycles>
    <meta:document-statistic meta:table-count="0" meta:image-count="0" meta:object-count="0" meta:page-count="3" meta:paragraph-count="58" meta:word-count="524" meta:character-count="4196" meta:non-whitespace-character-count="3774"/>
    <meta:generator>LibreOffice/7.3.7.2$Linux_X86_64 LibreOffice_project/30$Build-2</meta:generator>
  </office:meta>
</office:document-meta>
</file>